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TEMA 8: REDES INFORMÁTICAS. INTERNET</text:p>
          </draw:text-box>
        </draw:frame>
        <draw:frame draw:style-name="gr1" draw:text-style-name="P2" draw:layer="layout" svg:width="15.5cm" svg:height="1.987cm" svg:x="5cm" svg:y="16cm">
          <draw:text-box>
            <text:p text:style-name="P1"><text:span text:style-name="T1">TECNOLOGÍAS 3º ESO</text:span></text:p>
            <text:p text:style-name="P1"><text:span text:style-name="T1">IES EDUARDO VALENC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ENEMOS UNA RED INFORMÁTICA CUANDO DOS O MÁS DISPOSITIVOS (ORDENADORES, MÓVILES) PUEDEN INTERCAMBIAR DATOS</text:p>
              </text:list-item>
              <text:list-item>
                <text:p>SE HABLA DE RED <text:span text:style-name="T2">LAN </text:span><text:span text:style-name="T3">(LOCAL) CUANDO LOS ORDENADORES ESTÁN EN UN MISMO EDIFICIO (EJ: CIBERCAF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EN LAS REDES SE COMPARTEN </text:span><text:span text:style-name="T2">RECURSOS </text:span><text:span text:style-name="T3">(ARCHIVOS Y CARPETAS)</text:span></text:p>
              </text:list-item>
              <text:list-item>
                <text:p><text:span text:style-name="T3">UN ORDENADOR QUE PRESTA UN SERVICIO SE LLAMA </text:span><text:span text:style-name="T2">SERVIDOR</text:span></text:p>
              </text:list-item>
              <text:list-item>
                <text:p><text:span text:style-name="T3">LOS ORDENADORES DE LA RED QUE USAN ESOS SERVICIOS SE LLAMAN </text:span><text:span text:style-name="T2">CLIE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1. LAS REDES INFORMÁTIC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OS DATOS SE TRANSMITEN DE SERVIDOR A CLIENTES EN UNA RED DE UN MODO MUY COMPLEJO. GENERALMENTE, LA INFORMACIÓN SE FRAGMENTA EN PEQUEÑOS PAQUETES PARA TRANSPORTARLOS MÁS FÁCILM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2. TIPOS DE REDES DE ORDENADO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ED <text:span text:style-name="T2">LAN </text:span><text:span text:style-name="T3">(LOCAL AREA NETWORK): LOS ORDENADORES ESTÁN EN EL MISMO LOCAL</text:span></text:p>
              </text:list-item>
              <text:list-item>
                <text:p><text:span text:style-name="T3">RED </text:span><text:span text:style-name="T2">MAN </text:span><text:span text:style-name="T3">(METROPOLITAN AREA NETWORK): LOS ORDENADORES ESTÁN EN LA MISMA CIUDAD.</text:span></text:p>
              </text:list-item>
              <text:list-item>
                <text:p><text:span text:style-name="T3">RED </text:span><text:span text:style-name="T2">WAN </text:span><text:span text:style-name="T3">(WIDE AREA NETWORK): LOS ORDENADORES ESTÁN SEPARADOS POR GRANDES DISTANCIAS (INTERNE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7cm" svg:x="1.4cm" svg:y="0.837cm" presentation:class="title">
          <draw:text-box>
            <text:p>2. TIPOS DE REDES DE ORDENADORE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4">PARA CONECTAR MI ORDENADOR EN RED NECESITO:</text:span></text:p>
              </text:list-header>
              <text:list-item>
                <text:p><text:span text:style-name="T4">UNA TARJETA DE RED (INALÁMBRICA O NO)</text:span></text:p>
              </text:list-item>
              <text:list-item>
                <text:p><text:span text:style-name="T4">UN SOFTWARE (NAVEGADOR FIREFOX)</text:span></text:p>
              </text:list-item>
              <text:list-item>
                <text:p><text:span text:style-name="T4">UN PROTOCOLO (FORMA DE TRANSMITIR LOS DATOS). EJ: HTTP</text:span></text:p>
              </text:list-item>
              <text:list-item>
                <text:p><text:span text:style-name="T4">UN MEDIO FÍSICO PAR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fe informtaica</meta:initial-creator>
    <meta:creation-date>2013-03-26T13:39:39.71</meta:creation-date>
    <meta:editing-duration>PT00H08M00S</meta:editing-duration>
    <meta:editing-cycles>2</meta:editing-cycles>
    <dc:date>2013-03-26T14:02:50.39</dc:date>
    <dc:creator>profe informtaica</dc:creator>
    <meta:generator>LibreOffice/3.5$Linux_x86 LibreOffice_project/350m1$Build-2</meta:generator>
    <meta:document-statistic meta:object-count="45"/>
  </office:meta>
</office:document-meta>
</file>